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7.5402in"/>
    </style:style>
    <style:style style:name="co4" style:family="table-column">
      <style:table-column-properties fo:break-before="auto" style:column-width="3.7161in"/>
    </style:style>
    <style:style style:name="co5" style:family="table-column">
      <style:table-column-properties fo:break-before="auto" style:column-width="0.7882in"/>
    </style:style>
    <style:style style:name="co6" style:family="table-column">
      <style:table-column-properties fo:break-before="auto" style:column-width="0.8429in"/>
    </style:style>
    <style:style style:name="co7" style:family="table-column">
      <style:table-column-properties fo:break-before="auto" style:column-width="1.389in"/>
    </style:style>
    <style:style style:name="co8" style:family="table-column">
      <style:table-column-properties fo:break-before="auto" style:column-width="7.5945in"/>
    </style:style>
    <style:style style:name="co9" style:family="table-column">
      <style:table-column-properties fo:break-before="auto" style:column-width="0.5807in"/>
    </style:style>
    <style:style style:name="co10" style:family="table-column">
      <style:table-column-properties fo:break-before="auto" style:column-width="0.9634in"/>
    </style:style>
    <style:style style:name="co11" style:family="table-column">
      <style:table-column-properties fo:break-before="auto" style:column-width="0.7228in"/>
    </style:style>
    <style:style style:name="co12" style:family="table-column">
      <style:table-column-properties fo:break-before="auto" style:column-width="0.428in"/>
    </style:style>
    <style:style style:name="co13" style:family="table-column">
      <style:table-column-properties fo:break-before="auto" style:column-width="0.9957in"/>
    </style:style>
    <style:style style:name="co14" style:family="table-column">
      <style:table-column-properties fo:break-before="auto" style:column-width="1.1382in"/>
    </style:style>
    <style:style style:name="co15" style:family="table-column">
      <style:table-column-properties fo:break-before="auto" style:column-width="0.4929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row table:style-name="ro1">
          <table:table-cell office:value-type="string">
            <text:p>No. </text:p>
          </table:table-cell>
          <table:table-cell office:value-type="string">
            <text:p>Name </text:p>
          </table:table-cell>
          <table:table-cell office:value-type="string">
            <text:p>Coded Sentence</text:p>
          </table:table-cell>
          <table:table-cell table:number-columns-repeated="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ey, Justin</text:p>
          </table:table-cell>
          <table:table-cell office:value-type="string">
            <text:p>He strives to keep the best lawn in the neighborhood.</text:p>
          </table:table-cell>
          <table:table-cell table:number-columns-repeated="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ires, Dominic</text:p>
          </table:table-cell>
          <table:table-cell office:value-type="string">
            <text:p>The fifty mannequin heads floating in the pool kind of freaked them out.</text:p>
          </table:table-cell>
          <table:table-cell table:number-columns-repeated="2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naya-Ojeda, Lizeth</text:p>
          </table:table-cell>
          <table:table-cell office:value-type="string">
            <text:p>I think I will buy the red car, or I will lease the blue one.</text:p>
          </table:table-cell>
          <table:table-cell table:number-columns-repeated="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rant, Antonio</text:p>
          </table:table-cell>
          <table:table-cell office:value-type="string">
            <text:p>All she wanted was the answer, but she had no idea how much she would hate it.</text:p>
          </table:table-cell>
          <table:table-cell table:number-columns-repeated="2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uffant, Gabrielle</text:p>
          </table:table-cell>
          <table:table-cell office:value-type="string">
            <text:p>Having no hair made him look even hairier.</text:p>
          </table:table-cell>
          <table:table-cell table:number-columns-repeated="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aer, Jacob</text:p>
          </table:table-cell>
          <table:table-cell office:value-type="string">
            <text:p>He knew it was going to be a bad day when he saw mountain lions roaming the streets.</text:p>
          </table:table-cell>
          <table:table-cell table:number-columns-repeated="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eecher, Matthew</text:p>
          </table:table-cell>
          <table:table-cell office:value-type="string">
            <text:p>Flying fish flew by the space station.</text:p>
          </table:table-cell>
          <table:table-cell table:number-columns-repeated="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egaye, Jeffrey</text:p>
          </table:table-cell>
          <table:table-cell office:value-type="string">
            <text:p>There can never be too many cherries on an ice cream sundae.</text:p>
          </table:table-cell>
          <table:table-cell table:number-columns-repeated="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ethel, Alexander</text:p>
          </table:table-cell>
          <table:table-cell office:value-type="string">
            <text:p>I like to leave work after my eight-hour tea-break.</text:p>
          </table:table-cell>
          <table:table-cell table:number-columns-repeated="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hullar, Jainder</text:p>
          </table:table-cell>
          <table:table-cell office:value-type="string">
            <text:p>Please wait outside of the house.</text:p>
          </table:table-cell>
          <table:table-cell table:number-columns-repeated="2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rown, Jessie</text:p>
          </table:table-cell>
          <table:table-cell office:value-type="string">
            <text:p>Harrold felt confident that nobody would ever suspect his spy pigeon.</text:p>
          </table:table-cell>
          <table:table-cell table:number-columns-repeated="2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urnham, John</text:p>
          </table:table-cell>
          <table:table-cell office:value-type="string">
            <text:p>Sometimes I stare at a door or a wall and I wonder why is this reality, why am I alive, and what is this all about?</text:p>
          </table:table-cell>
          <table:table-cell table:number-columns-repeated="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stillo, Raymond</text:p>
          </table:table-cell>
          <table:table-cell office:value-type="string">
            <text:p>His son quipped that power bars were nothing more than adult candy bars.</text:p>
          </table:table-cell>
          <table:table-cell table:number-columns-repeated="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ervantes, Bishop</text:p>
          </table:table-cell>
          <table:table-cell office:value-type="string">
            <text:p>She had convinced her kids that any mushroom found on the ground would kill them if they touched it.</text:p>
          </table:table-cell>
          <table:table-cell table:number-columns-repeated="2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hacon, Maya</text:p>
          </table:table-cell>
          <table:table-cell office:value-type="string">
            <text:p>The beauty of the African sunset disguised the danger lurking nearby.</text:p>
          </table:table-cell>
          <table:table-cell table:number-columns-repeated="2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oulthurst, Ethan</text:p>
          </table:table-cell>
          <table:table-cell office:value-type="string">
            <text:p>Honestly, I didn't care much for the first season, so I didn't bother with the second.</text:p>
          </table:table-cell>
          <table:table-cell table:number-columns-repeated="2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unanan, Pio</text:p>
          </table:table-cell>
          <table:table-cell office:value-type="string">
            <text:p>Shingle color was not something the couple had ever talked about.</text:p>
          </table:table-cell>
          <table:table-cell table:number-columns-repeated="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utchall, Joseph</text:p>
          </table:table-cell>
          <table:table-cell office:value-type="string">
            <text:p>It's a skateboarding penguin with a sunhat.</text:p>
          </table:table-cell>
          <table:table-cell table:number-columns-repeated="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avis, Jeremiah</text:p>
          </table:table-cell>
          <table:table-cell office:value-type="string">
            <text:p>He decided to live his life by the big beats manifesto.</text:p>
          </table:table-cell>
          <table:table-cell table:number-columns-repeated="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rew Vazquez, Dennis</text:p>
          </table:table-cell>
          <table:table-cell office:value-type="string">
            <text:p>She hadn't had her cup of coffee, and that made things all the worse.</text:p>
          </table:table-cell>
          <table:table-cell table:number-columns-repeated="2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udek, Matthew</text:p>
          </table:table-cell>
          <table:table-cell office:value-type="string">
            <text:p>Patricia loves the sound of nails strongly pressed against the chalkboard.</text:p>
          </table:table-cell>
          <table:table-cell table:number-columns-repeated="2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Eakman, Caelan</text:p>
          </table:table-cell>
          <table:table-cell office:value-type="string">
            <text:p>The three-year-old girl ran down the beach as the kite flew behind her.</text:p>
          </table:table-cell>
          <table:table-cell table:number-columns-repeated="2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England, Elan</text:p>
          </table:table-cell>
          <table:table-cell office:value-type="string">
            <text:p>He took one look at what was under the table and noped the hell out of there.</text:p>
          </table:table-cell>
          <table:table-cell table:number-columns-repeated="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lores, Brian</text:p>
          </table:table-cell>
          <table:table-cell office:value-type="string">
            <text:p>Iguanas were falling out of the trees.</text:p>
          </table:table-cell>
          <table:table-cell table:number-columns-repeated="2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Galindo, Fredi</text:p>
          </table:table-cell>
          <table:table-cell office:value-type="string">
            <text:p>Swim at your own risk was taken as a challenge for the group of Kansas City college students.</text:p>
          </table:table-cell>
          <table:table-cell table:number-columns-repeated="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arcia, Jun</text:p>
          </table:table-cell>
          <table:table-cell office:value-type="string">
            <text:p>The doll spun around in circles in hopes of coming alive.</text:p>
          </table:table-cell>
          <table:table-cell table:number-columns-repeated="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arcia, Marquez</text:p>
          </table:table-cell>
          <table:table-cell office:value-type="string">
            <text:p>She used her own hair in the soup to give it more flavor.</text:p>
          </table:table-cell>
          <table:table-cell table:number-columns-repeated="21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Germino, Guillian</text:p>
          </table:table-cell>
          <table:table-cell office:value-type="string">
            <text:p>It's not often you find a soggy banana on the street.</text:p>
          </table:table-cell>
          <table:table-cell table:number-columns-repeated="2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ermino, Guillmer</text:p>
          </table:table-cell>
          <table:table-cell office:value-type="string">
            <text:p>The newly planted trees were held up by wooden frames in hope they could survive the next storm.</text:p>
          </table:table-cell>
          <table:table-cell table:number-columns-repeated="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onzales, Dean</text:p>
          </table:table-cell>
          <table:table-cell office:value-type="string">
            <text:p>To the surprise of everyone, the Rapture happened yesterday but it didn't quite go as expected.</text:p>
          </table:table-cell>
          <table:table-cell table:number-columns-repeated="21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Griego, Amadeo</text:p>
          </table:table-cell>
          <table:table-cell office:value-type="string">
            <text:p>He was so preoccupied with whether or not he could that he failed to stop to consider if he should.</text:p>
          </table:table-cell>
          <table:table-cell table:number-columns-repeated="2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riego, Donovan</text:p>
          </table:table-cell>
          <table:table-cell office:value-type="string">
            <text:p>She was disgusted he couldn't tell the difference between lemonade and limeade.</text:p>
          </table:table-cell>
          <table:table-cell table:number-columns-repeated="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Grover, Taylor</text:p>
          </table:table-cell>
          <table:table-cell office:value-type="string">
            <text:p>The murder hornet was disappointed by the preconceived ideas people had of him.</text:p>
          </table:table-cell>
          <table:table-cell table:number-columns-repeated="21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Helms, Kenji</text:p>
          </table:table-cell>
          <table:table-cell office:value-type="string">
            <text:p>The listened intently to what the frogs had to say.</text:p>
          </table:table-cell>
          <table:table-cell table:number-columns-repeated="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ickman, Ryan</text:p>
          </table:table-cell>
          <table:table-cell office:value-type="string">
            <text:p>He didn't want to go to the dentist, yet he went anyway.</text:p>
          </table:table-cell>
          <table:table-cell table:number-columns-repeated="2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Hier, Christopher</text:p>
          </table:table-cell>
          <table:table-cell office:value-type="string">
            <text:p>The pigs were insulted that they were named hamburgers.</text:p>
          </table:table-cell>
          <table:table-cell table:number-columns-repeated="21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Huelsmann, Jonathon</text:p>
          </table:table-cell>
          <table:table-cell office:value-type="string">
            <text:p>He put heat on the wound to see what would grow.</text:p>
          </table:table-cell>
          <table:table-cell table:number-columns-repeated="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Hunt, Brandon</text:p>
          </table:table-cell>
          <table:table-cell office:value-type="string">
            <text:p>They say that dogs are a man's best friend, but this cat was setting out to sabotage that theory.</text:p>
          </table:table-cell>
          <table:table-cell table:number-columns-repeated="21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Iverson, Abram</text:p>
          </table:table-cell>
          <table:table-cell office:value-type="string">
            <text:p>His mind was blown that there was nothing in space except space itself.</text:p>
          </table:table-cell>
          <table:table-cell table:number-columns-repeated="21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Kachensky, Matthew</text:p>
          </table:table-cell>
          <table:table-cell office:value-type="string">
            <text:p>Warm beer on a cold day isn't my idea of fun.</text:p>
          </table:table-cell>
          <table:table-cell table:number-columns-repeated="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ing, Owen</text:p>
          </table:table-cell>
          <table:table-cell office:value-type="string">
            <text:p>The tart lemonade quenched her thirst, but not her longing.</text:p>
          </table:table-cell>
          <table:table-cell table:number-columns-repeated="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Kite, Preston</text:p>
          </table:table-cell>
          <table:table-cell office:value-type="string">
            <text:p>I'm confused: when people ask me what's up, and I point, they groan.</text:p>
          </table:table-cell>
          <table:table-cell table:number-columns-repeated="21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Kuehn, Destiny</text:p>
          </table:table-cell>
          <table:table-cell office:value-type="string">
            <text:p>I'm working on a sweet potato farm.</text:p>
          </table:table-cell>
          <table:table-cell table:number-columns-repeated="21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Kuncel, Brendan</text:p>
          </table:table-cell>
          <table:table-cell office:value-type="string">
            <text:p>The clock within this blog and the clock on my laptop are 1 hour different from each other.</text:p>
          </table:table-cell>
          <table:table-cell table:number-columns-repeated="2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Kwiecinski, Koby</text:p>
          </table:table-cell>
          <table:table-cell office:value-type="string">
            <text:p>Whenever he saw a red flag warning at the beach he grabbed his surfboard.</text:p>
          </table:table-cell>
          <table:table-cell table:number-columns-repeated="2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tner, Jonah</text:p>
          </table:table-cell>
          <table:table-cell office:value-type="string">
            <text:p>He wondered why at 18 he was old enough to go to war, but not old enough to buy cigarettes.</text:p>
          </table:table-cell>
          <table:table-cell table:number-columns-repeated="21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Ledbetter, Jacob</text:p>
          </table:table-cell>
          <table:table-cell office:value-type="string">
            <text:p>Please tell me you don't work in a morgue.</text:p>
          </table:table-cell>
          <table:table-cell table:number-columns-repeated="21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Leyba, Skyler</text:p>
          </table:table-cell>
          <table:table-cell office:value-type="string">
            <text:p>She let the balloon float up in the air with her hopes and dreams.</text:p>
          </table:table-cell>
          <table:table-cell table:number-columns-repeated="21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Loney, Kevin</text:p>
          </table:table-cell>
          <table:table-cell office:value-type="string">
            <text:p>Bill ran from the giraffe toward the dolphin.</text:p>
          </table:table-cell>
          <table:table-cell table:number-columns-repeated="21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Lungtok, Tenzin</text:p>
          </table:table-cell>
          <table:table-cell office:value-type="string">
            <text:p>There's a reason that roses have thorns.</text:p>
          </table:table-cell>
          <table:table-cell table:number-columns-repeated="21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angum, Robert</text:p>
          </table:table-cell>
          <table:table-cell office:value-type="string">
            <text:p>She did a happy dance because all of the socks from the dryer matched.</text:p>
          </table:table-cell>
          <table:table-cell table:number-columns-repeated="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rtinez, Johnathan</text:p>
          </table:table-cell>
          <table:table-cell office:value-type="string">
            <text:p>Lucifer was surprised at the amount of life at Death Valley.</text:p>
          </table:table-cell>
          <table:table-cell table:number-columns-repeated="21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Martinez, Marrinna</text:p>
          </table:table-cell>
          <table:table-cell office:value-type="string">
            <text:p>As the rental car rolled to a stop on the dark road, her fear increased by the moment.</text:p>
          </table:table-cell>
          <table:table-cell table:number-columns-repeated="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cGee, Naomi</text:p>
          </table:table-cell>
          <table:table-cell office:value-type="string">
            <text:p>So long and thanks for the fish.</text:p>
          </table:table-cell>
          <table:table-cell table:number-columns-repeated="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edina, Jordan</text:p>
          </table:table-cell>
          <table:table-cell office:value-type="string">
            <text:p>Rock music approaches at high velocity.</text:p>
          </table:table-cell>
          <table:table-cell table:number-columns-repeated="21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ejia (Perricone), Madison</text:p>
          </table:table-cell>
          <table:table-cell office:value-type="string">
            <text:p>He had decided to accept his fate of accepting his fate.</text:p>
          </table:table-cell>
          <table:table-cell table:number-columns-repeated="21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endoza, Johndenmyr</text:p>
          </table:table-cell>
          <table:table-cell office:value-type="string">
            <text:p>She works two jobs to make ends meet; at least, that was her reason for not having time to join us.</text:p>
          </table:table-cell>
          <table:table-cell table:number-columns-repeated="21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innich, Jennifer</text:p>
          </table:table-cell>
          <table:table-cell office:value-type="string">
            <text:p>25 years later, she still regretted that specific moment.</text:p>
          </table:table-cell>
          <table:table-cell table:number-columns-repeated="21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onarco, Tiffany</text:p>
          </table:table-cell>
          <table:table-cell office:value-type="string">
            <text:p>Nobody questions who built the pyramids in Mexico.</text:p>
          </table:table-cell>
          <table:table-cell table:number-columns-repeated="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adilla, Antonio</text:p>
          </table:table-cell>
          <table:table-cell office:value-type="string">
            <text:p>Fluffy pink unicorns are a popular status symbol among macho men.</text:p>
          </table:table-cell>
          <table:table-cell table:number-columns-repeated="21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alao, Luis</text:p>
          </table:table-cell>
          <table:table-cell office:value-type="string">
            <text:p>Nancy was proud that she ran a tight shipwreck.</text:p>
          </table:table-cell>
          <table:table-cell table:number-columns-repeated="21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arkins, Aidan</text:p>
          </table:table-cell>
          <table:table-cell office:value-type="string">
            <text:p>He had unknowingly taken up sleepwalking as a nighttime hobby.</text:p>
          </table:table-cell>
          <table:table-cell table:number-columns-repeated="21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ashtoon, Roheel</text:p>
          </table:table-cell>
          <table:table-cell office:value-type="string">
            <text:p>The group quickly understood that toxic waste was the most effective barrier to use against the zombies.</text:p>
          </table:table-cell>
          <table:table-cell table:number-columns-repeated="21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ena, Jalethzie</text:p>
          </table:table-cell>
          <table:table-cell office:value-type="string">
            <text:p>The fish dreamed of escaping the fishbowl and into the toilet where he saw his friend go.</text:p>
          </table:table-cell>
          <table:table-cell table:number-columns-repeated="21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eterson, Jena</text:p>
          </table:table-cell>
          <table:table-cell office:value-type="string">
            <text:p>It was at that moment that he learned there are certain parts of the body you should never Nair.</text:p>
          </table:table-cell>
          <table:table-cell table:number-columns-repeated="21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Pham, Tommy</text:p>
          </table:table-cell>
          <table:table-cell office:value-type="string">
            <text:p>He had a wall full of masks so she could wear a different face every day.</text:p>
          </table:table-cell>
          <table:table-cell table:number-columns-repeated="2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Ramirez, Alejandro</text:p>
          </table:table-cell>
          <table:table-cell office:value-type="string">
            <text:p>There are few things better in life than a slice of pie.</text:p>
          </table:table-cell>
          <table:table-cell table:number-columns-repeated="2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obinson, Byron</text:p>
          </table:table-cell>
          <table:table-cell office:value-type="string">
            <text:p>In hopes of finding out the truth, he entered the one-room library.</text:p>
          </table:table-cell>
          <table:table-cell table:number-columns-repeated="2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alazar, Tim</text:p>
          </table:table-cell>
          <table:table-cell office:value-type="string">
            <text:p>Everybody should read Chaucer to improve their everyday vocabulary.</text:p>
          </table:table-cell>
          <table:table-cell table:number-columns-repeated="21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lcido, Anthony</text:p>
          </table:table-cell>
          <table:table-cell office:value-type="string">
            <text:p>He excelled at firing people nicely.</text:p>
          </table:table-cell>
          <table:table-cell table:number-columns-repeated="21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anchez, Mia</text:p>
          </table:table-cell>
          <table:table-cell office:value-type="string">
            <text:p>The beauty of the sunset was obscured by the industrial cranes.</text:p>
          </table:table-cell>
          <table:table-cell table:number-columns-repeated="2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anchez, Tyler</text:p>
          </table:table-cell>
          <table:table-cell office:value-type="string">
            <text:p>The rusty nail stood erect, angled at a 45-degree angle, just waiting for the perfect barefoot to come along.</text:p>
          </table:table-cell>
          <table:table-cell table:number-columns-repeated="21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Sassila, Moujeeb</text:p>
          </table:table-cell>
          <table:table-cell office:value-type="string">
            <text:p>There are no heroes in a punk rock band.</text:p>
          </table:table-cell>
          <table:table-cell table:number-columns-repeated="21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vino, Maya</text:p>
          </table:table-cell>
          <table:table-cell office:value-type="string">
            <text:p>As she walked along the street and looked in the gutter, she realized facemasks had become the new cigarette butts.</text:p>
          </table:table-cell>
          <table:table-cell table:number-columns-repeated="21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Schwierz, Alexander</text:p>
          </table:table-cell>
          <table:table-cell office:value-type="string">
            <text:p>The tears of a clown make my lipstick run, but my shower cap is still intact.</text:p>
          </table:table-cell>
          <table:table-cell table:number-columns-repeated="21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onnenberg, Brandon</text:p>
          </table:table-cell>
          <table:table-cell office:value-type="string">
            <text:p>Getting up at dawn is for the birds.</text:p>
          </table:table-cell>
          <table:table-cell table:number-columns-repeated="21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prague, Declan</text:p>
          </table:table-cell>
          <table:table-cell office:value-type="string">
            <text:p>Buried deep in the snow, he hoped his batteries were fresh in his avalanche beacon.</text:p>
          </table:table-cell>
          <table:table-cell table:number-columns-repeated="21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priggs, Skylar</text:p>
          </table:table-cell>
          <table:table-cell office:value-type="string">
            <text:p>On a scale from one to ten, what's your favorite flavor of random grammar?</text:p>
          </table:table-cell>
          <table:table-cell table:number-columns-repeated="21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taley, Jackson</text:p>
          </table:table-cell>
          <table:table-cell office:value-type="string">
            <text:p>Today is the day I'll finally know what brick tastes like.</text:p>
          </table:table-cell>
          <table:table-cell table:number-columns-repeated="21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Stith, Stephen</text:p>
          </table:table-cell>
          <table:table-cell office:value-type="string">
            <text:p>Garlic ice-cream was her favorite.</text:p>
          </table:table-cell>
          <table:table-cell table:number-columns-repeated="21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Tateisi, Ian</text:p>
          </table:table-cell>
          <table:table-cell office:value-type="string">
            <text:p>Wisdom is easily acquired when hiding under the bed with a saucepan on your head.</text:p>
          </table:table-cell>
          <table:table-cell table:number-columns-repeated="21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Tipton, Jareth</text:p>
          </table:table-cell>
          <table:table-cell office:value-type="string">
            <text:p>She looked at the masterpiece hanging in the museum but all she could think is that her five-year-old could do better.</text:p>
          </table:table-cell>
          <table:table-cell table:number-columns-repeated="2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ran, Dung</text:p>
          </table:table-cell>
          <table:table-cell office:value-type="string">
            <text:p>The complicated school homework left the parents trying to help their kids quite confused.</text:p>
          </table:table-cell>
          <table:table-cell table:number-columns-repeated="21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rujillo, Sarah</text:p>
          </table:table-cell>
          <table:table-cell office:value-type="string">
            <text:p>Pantyhose and heels are an interesting choice of attire for the beach.</text:p>
          </table:table-cell>
          <table:table-cell table:number-columns-repeated="21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Urbanich, Justin</text:p>
          </table:table-cell>
          <table:table-cell office:value-type="string">
            <text:p>There were three sphered rocks congregating in a cubed room.</text:p>
          </table:table-cell>
          <table:table-cell table:number-columns-repeated="21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Vaughn Furr, Jackson</text:p>
          </table:table-cell>
          <table:table-cell office:value-type="string">
            <text:p>I ate a sock because people on the Internet told me to.</text:p>
          </table:table-cell>
          <table:table-cell table:number-columns-repeated="21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Volkmer, Aubri</text:p>
          </table:table-cell>
          <table:table-cell office:value-type="string">
            <text:p>They ran around the corner to find that they had traveled back in time.</text:p>
          </table:table-cell>
          <table:table-cell table:number-columns-repeated="21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Willingham, Aidan</text:p>
          </table:table-cell>
          <table:table-cell office:value-type="string">
            <text:p>Happiness can be found in the depths of chocolate pudding.</text:p>
          </table:table-cell>
          <table:table-cell table:number-columns-repeated="21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Wood, Garrett</text:p>
          </table:table-cell>
          <table:table-cell office:value-type="string">
            <text:p>Your girlfriend bought your favorite cookie crisp cereal but forgot to get milk.</text:p>
          </table:table-cell>
          <table:table-cell table:number-columns-repeated="21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Xu, Yumin</text:p>
          </table:table-cell>
          <table:table-cell office:value-type="string">
            <text:p>They did nothing as the racoon attacked the lady's bag of food.</text:p>
          </table:table-cell>
          <table:table-cell table:number-columns-repeated="21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Zhang, Shengyu</text:p>
          </table:table-cell>
          <table:table-cell office:value-type="string">
            <text:p>Thigh-high in the water, the fisherman's hope for dinner soon turned to despair.</text:p>
          </table:table-cell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4">09/24/2020</text:date>, <text:time>17:1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4T17:18:40.56</dc:date>
    <dc:creator>blueberry </dc:creator>
    <meta:generator>OpenOffice/4.1.7$Win32 OpenOffice.org_project/417m1$Build-9800</meta:generator>
    <meta:editing-duration>PT33S</meta:editing-duration>
    <meta:editing-cycles>1</meta:editing-cycles>
    <meta:document-statistic meta:table-count="1" meta:cell-count="276" meta:object-count="0"/>
  </office:meta>
</office:document-meta>
</file>